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paragraph-rsid="001b0f24"/>
    </style:style>
    <style:style style:name="P2" style:family="paragraph" style:parent-style-name="Standard" style:list-style-name="L1">
      <style:text-properties officeooo:paragraph-rsid="001b0f24"/>
    </style:style>
    <style:style style:name="P3" style:family="paragraph" style:parent-style-name="Standard" style:list-style-name="L2">
      <style:text-properties officeooo:paragraph-rsid="001de4e8"/>
    </style:style>
    <style:style style:name="P4" style:family="paragraph" style:parent-style-name="Standard">
      <style:text-properties officeooo:paragraph-rsid="001de4e8"/>
    </style:style>
    <style:style style:name="T1" style:family="text">
      <style:text-properties officeooo:rsid="001b0f24"/>
    </style:style>
    <style:style style:name="T2" style:family="text">
      <style:text-properties officeooo:rsid="001c6fa8"/>
    </style:style>
    <style:style style:name="T3" style:family="text">
      <style:text-properties fo:font-style="normal" fo:font-weight="normal" officeooo:rsid="001b0f24" style:font-style-asian="normal" style:font-weight-asian="normal" style:font-style-complex="normal" style:font-weight-complex="normal"/>
    </style:style>
    <style:style style:name="T4" style:family="text">
      <style:text-properties style:font-name="Liberation Serif" fo:font-size="12pt" fo:font-style="normal" fo:font-weight="normal" style:font-style-asian="normal" style:font-weight-asian="normal" style:font-style-complex="normal" style:font-weight-complex="normal" loext:padding="0in" loext:border="non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</text:span>Un fiore si trovò una volta vicino ad un campo. Aveva sete e domandò alla radice di aiutarlo. La radice domandò aiuto alla terra vicina: “cara terra dammi un po’ di frescura per il mio fiore”; “mi dispiace, radice, ma non posso darti niente. Anch’io sono secca. Bisognerebbe che il Signore ci mandasse un po’ d’acqua”. Il fiore guardò il cielo e aspettò un poco. Passò una nuvoletta: “Nuvoletta gentile, regalami un po’ d’acqua, ho sete!”. La nuvoletta non si fece pregare e regalò tante gocce di pioggia al fiore assetato. La terra si rinfrescò, la radice pure, e il fiore rialzò la corolla. L’acqua della nuvoletta gentile gli aveva riportato la vita</text:p>
      <text:p text:style-name="Standard"/>
      <text:p text:style-name="Standard"/>
      <text:list xml:id="list1237054757" text:style-name="L1">
        <text:list-item>
          <text:p text:style-name="P2">Un fiore si trovò una volta vicino ad un campo. Aveva sete e domandò alla radice di aiutarlo;</text:p>
        </text:list-item>
        <text:list-item>
          <text:p text:style-name="P2"><text:s/>La radice domandò aiuto alla terra vicina: “cara terra dammi un po’ di frescura per il mio fiore”; “mi dispiace, radice, ma non posso darti niente. Anch’io sono secca. Bisognerebbe che il Signore ci mandasse un po’ d’acqua”.</text:p>
        </text:list-item>
        <text:list-item>
          <text:p text:style-name="P2"><text:span text:style-name="T2">I</text:span>l fiore guardò il cielo e aspettò un poco. Passò una nuvoletta: “Nuvoletta gentile, regalami un po’ d’acqua, ho sete!”. La nuvoletta non si fece pregare e regalò tante gocce di pioggia al fiore assetato. </text:p>
        </text:list-item>
        <text:list-item>
          <text:p text:style-name="P2">La terra si rinfrescò, la radice pure, e il fiore rialzò la corolla. L’acqua della nuvoletta gentile gli aveva riportato la vita</text:p>
        </text:list-item>
      </text:list>
      <text:p text:style-name="P1"/>
      <text:p text:style-name="P1"/>
      <text:p text:style-name="Standard"><text:span text:style-name="T1">2)</text:span><text:span text:style-name="T3"> </text:span><text:span text:style-name="Emphasis"><text:span text:style-name="Strong_20_Emphasis"><text:span text:style-name="T4">Un bambino molto piccolo non aveva mai visto un albero perdere le foglie.<text:line-break/>“Oh” esclamò, quando vide il bell’albero spogliato “mi dispiace che tu sia diventato così! Eri tanto bello!”.<text:line-break/>“Non ti rammaricare!” rispose l’albero “Ho perduto la mia veste verde, ma non per sempre. A primavera le foglie ritorneranno e torneranno anche i fiori e i frutti. E tutto sarà come prima”.<text:line-break/>“E durante l’inverno che cosa farai?” chiese il bambino.<text:line-break/>“Nulla farò” rispose l’albero. “Mi addormenterò di un sonno lungo lungo e così non sentirò il freddo. Ma a primavera mi risveglierò e sarà una bellissima cosa”.<text:line-break/>“Verrò a svegliarti io!” disse il bambino. “Ti assicuro che non me ne dimenticherò”.<text:line-break/>“Non importa” replicò l’albero allegramente “Non importa che tu venga. Ci penserà il sole, ci penseranno gli uccellini a svegliarmi”.<text:line-break/>“Bene” disse il bambino “ma io verrò lo stesso e batterò le mie manine sul tronco”.<text:line-break/>L’albero rise dell’insistenza dolce del bambino, poi ebbe un lungo brivido e si addormentò.</text:span></text:span></text:span></text:p>
      <text:p text:style-name="Standard"><text:span text:style-name="Strong_20_Emphasis"><text:span text:style-name="T4"/></text:span></text:p>
      <text:list xml:id="list2191690154" text:style-name="L2">
        <text:list-item>
          <text:p text:style-name="P3"><text:span text:style-name="Strong_20_Emphasis"><text:span text:style-name="T4">Un bambino molto piccolo non aveva mai visto un albero perdere le foglie.<text:line-break/>“Oh” esclamò, quando vide il bell’albero spogliato “mi dispiace che tu sia diventato così! Eri tanto bello!”.</text:span></text:span></text:p>
        </text:list-item>
        <text:list-item>
          <text:p text:style-name="P3"><text:span text:style-name="Strong_20_Emphasis"><text:span text:style-name="T4">“Non ti rammaricare!” rispose l’albero “Ho perduto la mia veste verde, ma non per sempre. A primavera le foglie ritorneranno e torneranno anche i fiori e i frutti. E tutto sarà come prima”. “E durante l’inverno che cosa farai?” chiese il bambino.</text:span></text:span></text:p>
        </text:list-item>
        <text:list-item>
          <text:p text:style-name="P3"><text:span text:style-name="Strong_20_Emphasis"><text:span text:style-name="T4">“Verrò a svegliarti io!” disse il bambino. “Ti assicuro che non me ne dimenticherò”.<text:line-break/>“Non importa” replicò l’albero allegramente “Non importa che tu venga. Ci penserà il sole, ci penseranno gli uccellini a svegliarmi”.</text:span></text:span></text:p>
        </text:list-item>
        <text:list-item>
          <text:p text:style-name="P3"><text:span text:style-name="Strong_20_Emphasis"><text:span text:style-name="T4">“Bene” disse il bambino “ma io verrò lo stesso e batterò le mie manine sul tronco”.<text:line-break/>L’albero rise dell’insistenza dolce del bambino, poi ebbe un lungo brivido e si addormentò.</text:span></text:span></text:p>
        </text:list-item>
      </text:list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a xlink:type="simple" xlink:href="https://www.cosepercrescere.it/tag/storie-brevi-per-bambini/" text:style-name="Internet_20_link" text:visited-style-name="Visited_20_Internet_20_Link"><text:span text:style-name="Strong_20_Emphasis"><text:span text:style-name="T4">https://www.cosepercrescere.it/tag/storie-brevi-per-bambini/</text:span></text:span></text:a><text:span text:style-name="Strong_20_Emphasis"><text:span text:style-name="T4"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2:02:49.110099778</meta:creation-date>
    <meta:generator>LibreOffice/7.3.7.2$Linux_X86_64 LibreOffice_project/30$Build-2</meta:generator>
    <dc:date>2023-03-11T12:12:00.369391972</dc:date>
    <meta:editing-duration>PT14M17S</meta:editing-duration>
    <meta:editing-cycles>6</meta:editing-cycles>
    <meta:document-statistic meta:table-count="0" meta:image-count="0" meta:object-count="0" meta:page-count="1" meta:paragraph-count="11" meta:word-count="536" meta:character-count="3194" meta:non-whitespace-character-count="2674"/>
  </office:meta>
</office:document-meta>
</file>